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6296" calcext:value-type="float">
            <text:p>81.6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3312" calcext:value-type="float">
            <text:p>81.3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5504" calcext:value-type="float">
            <text:p>81.3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6696" calcext:value-type="float">
            <text:p>81.0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9992" calcext:value-type="float">
            <text:p>81.4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096" calcext:value-type="float">
            <text:p>81.1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1664" calcext:value-type="float">
            <text:p>81.1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8992" calcext:value-type="float">
            <text:p>81.0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5232" calcext:value-type="float">
            <text:p>81.4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404" calcext:value-type="float">
            <text:p>81.8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0576" calcext:value-type="float">
            <text:p>81.5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703</text:p>
          </table:table-cell>
          <table:table-cell office:value-type="string" calcext:value-type="string">
            <text:p>Wake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